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0" table:default-cell-style-name="ce15"/>
        <table:table-column table:style-name="co3" table:default-cell-style-name="ce1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0" table:default-cell-style-name="ce8"/>
        <table:table-row table:style-name="ro1">
          <table:table-cell table:style-name="ce1" office:value-type="string" calcext:value-type="string" table:number-columns-spanned="34" table:number-rows-spanned="1">
            <text:p>Meal</text:p>
          </table:table-cell>
          <table:covered-table-cell table:style-name="ce12" office:value-type="float" office:value="1" calcext:value-type="float">
            <text:p>1</text:p>
          </table:covered-table-cell>
          <table:covered-table-cell table:style-name="ce12" office:value-type="float" office:value="2" calcext:value-type="float">
            <text:p>2</text:p>
          </table:covered-table-cell>
          <table:covered-table-cell table:style-name="ce12" office:value-type="float" office:value="3" calcext:value-type="float">
            <text:p>3</text:p>
          </table:covered-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covered-table-cell table:style-name="ce12" office:value-type="float" office:value="6" calcext:value-type="float">
            <text:p>6</text:p>
          </table:covered-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covered-table-cell table:style-name="ce12" office:value-type="float" office:value="9" calcext:value-type="float">
            <text:p>9</text:p>
          </table:covered-table-cell>
          <table:covered-table-cell table:style-name="ce12" office:value-type="float" office:value="10" calcext:value-type="float">
            <text:p>10</text:p>
          </table:covered-table-cell>
          <table:covered-table-cell table:style-name="ce12" office:value-type="float" office:value="11" calcext:value-type="float">
            <text:p>11</text:p>
          </table:covered-table-cell>
          <table:covered-table-cell table:style-name="ce12" office:value-type="float" office:value="12" calcext:value-type="float">
            <text:p>12</text:p>
          </table:covered-table-cell>
          <table:covered-table-cell table:style-name="ce12" office:value-type="float" office:value="13" calcext:value-type="float">
            <text:p>13</text:p>
          </table:covered-table-cell>
          <table:covered-table-cell table:style-name="ce12" office:value-type="float" office:value="14" calcext:value-type="float">
            <text:p>14</text:p>
          </table:covered-table-cell>
          <table:covered-table-cell table:style-name="ce12" office:value-type="float" office:value="15" calcext:value-type="float">
            <text:p>15</text:p>
          </table:covered-table-cell>
          <table:covered-table-cell table:style-name="ce12" office:value-type="float" office:value="16" calcext:value-type="float">
            <text:p>16</text:p>
          </table:covered-table-cell>
          <table:covered-table-cell table:style-name="ce12" office:value-type="float" office:value="17" calcext:value-type="float">
            <text:p>17</text:p>
          </table:covered-table-cell>
          <table:covered-table-cell table:style-name="ce12" office:value-type="float" office:value="18" calcext:value-type="float">
            <text:p>18</text:p>
          </table:covered-table-cell>
          <table:covered-table-cell table:style-name="ce12" office:value-type="float" office:value="19" calcext:value-type="float">
            <text:p>19</text:p>
          </table:covered-table-cell>
          <table:covered-table-cell table:style-name="ce12" office:value-type="float" office:value="20" calcext:value-type="float">
            <text:p>20</text:p>
          </table:covered-table-cell>
          <table:covered-table-cell table:style-name="ce12" office:value-type="float" office:value="21" calcext:value-type="float">
            <text:p>21</text:p>
          </table:covered-table-cell>
          <table:covered-table-cell table:style-name="ce12" office:value-type="float" office:value="22" calcext:value-type="float">
            <text:p>22</text:p>
          </table:covered-table-cell>
          <table:covered-table-cell table:style-name="ce12" office:value-type="float" office:value="23" calcext:value-type="float">
            <text:p>23</text:p>
          </table:covered-table-cell>
          <table:covered-table-cell table:style-name="ce12" office:value-type="float" office:value="24" calcext:value-type="float">
            <text:p>24</text:p>
          </table:covered-table-cell>
          <table:covered-table-cell table:style-name="ce12" office:value-type="float" office:value="25" calcext:value-type="float">
            <text:p>25</text:p>
          </table:covered-table-cell>
          <table:covered-table-cell table:style-name="ce12" office:value-type="float" office:value="26" calcext:value-type="float">
            <text:p>26</text:p>
          </table:covered-table-cell>
          <table:covered-table-cell table:style-name="ce12" office:value-type="float" office:value="27" calcext:value-type="float">
            <text:p>27</text:p>
          </table:covered-table-cell>
          <table:covered-table-cell table:style-name="ce12" office:value-type="float" office:value="28" calcext:value-type="float">
            <text:p>28</text:p>
          </table:covered-table-cell>
          <table:covered-table-cell table:style-name="ce12" office:value-type="float" office:value="29" calcext:value-type="float">
            <text:p>29</text:p>
          </table:covered-table-cell>
          <table:covered-table-cell table:style-name="ce12" office:value-type="float" office:value="30" calcext:value-type="float">
            <text:p>30</text:p>
          </table:covered-table-cell>
          <table:covered-table-cell table:number-columns-repeated="3"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meal rate</text:p>
          </table:table-cell>
          <table:covered-table-cell table:style-name="ce15"/>
          <table:table-cell table:style-name="ce15" office:value-type="string" calcext:value-type="string">
            <text:p>avg ext</text:p>
          </table:table-cell>
          <table:table-cell table:style-name="ce15" office:value-type="string" calcext:value-type="string">
            <text:p>mel cost</text:p>
          </table:table-cell>
          <table:table-cell table:style-name="ce15" office:value-type="string" calcext:value-type="string">
            <text:p>t cost</text:p>
          </table:table-cell>
          <table:table-cell table:style-name="ce15" table:number-columns-repeated="2"/>
          <table:table-cell table:style-name="ce8" table:number-columns-repeated="5"/>
          <table:table-cell table:number-columns-repeated="20"/>
        </table:table-row>
        <table:table-row table:style-name="ro1">
          <table:table-cell table:number-columns-repeated="32"/>
          <table:table-cell table:style-name="ce7" table:formula="of:=([.AF23]/[.AF17])" office:value-type="float" office:value="33.5462962962963" calcext:value-type="float" table:number-columns-spanned="2" table:number-rows-spanned="15">
            <text:p>33.5462962962963</text:p>
          </table:table-cell>
          <table:covered-table-cell table:style-name="ce15"/>
          <table:table-cell table:style-name="ce7" table:formula="of:=[.AF27]/12" office:value-type="float" office:value="330.916666666667" calcext:value-type="float" table:number-columns-spanned="1" table:number-rows-spanned="15">
            <text:p>330.916666666667</text:p>
          </table:table-cell>
          <table:table-cell table:style-name="ce15" table:number-columns-repeated="4"/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formula="of:=SUM([.B4:.AE4])" office:value-type="float" office:value="15.5" calcext:value-type="float">
            <text:p>15.5</text:p>
          </table:table-cell>
          <table:covered-table-cell table:number-columns-repeated="3" table:style-name="ce15"/>
          <table:table-cell table:style-name="ce15" table:formula="of:=([.AG3]*[.AF4])" office:value-type="float" office:value="519.967592592593" calcext:value-type="float">
            <text:p>519.967592592593</text:p>
          </table:table-cell>
          <table:table-cell table:style-name="ce15" table:formula="of:=SUM([.AI3];[.AJ4])" office:value-type="float" office:value="850.88425925926" calcext:value-type="float">
            <text:p>850.88425925926</text:p>
          </table:table-cell>
          <table:table-cell table:style-name="ce15" table:formula="of:=[.AF32]-[.AK4]" office:value-type="float" office:value="1011.11574074074" calcext:value-type="float">
            <text:p>1011.11574074074</text:p>
          </table:table-cell>
          <table:table-cell table:style-name="ce2" office:value-type="string" calcext:value-type="string">
            <text:p>Heme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5:.AE5])" office:value-type="float" office:value="18" calcext:value-type="float">
            <text:p>18</text:p>
          </table:table-cell>
          <table:covered-table-cell table:number-columns-repeated="3" table:style-name="ce15"/>
          <table:table-cell table:style-name="ce15" table:formula="of:=([.AG3]*[.AF5])" office:value-type="float" office:value="603.833333333333" calcext:value-type="float">
            <text:p>603.833333333333</text:p>
          </table:table-cell>
          <table:table-cell table:style-name="ce15" table:formula="of:=SUM([.AI3];[.AJ5])" office:value-type="float" office:value="934.75" calcext:value-type="float">
            <text:p>934.75</text:p>
          </table:table-cell>
          <table:table-cell table:style-name="ce15" table:formula="of:=[.AF33]-[.AK5]" office:value-type="float" office:value="100.25" calcext:value-type="float">
            <text:p>100.25</text:p>
          </table:table-cell>
          <table:table-cell table:style-name="ce2" office:value-type="string" calcext:value-type="string">
            <text:p>Jag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formula="of:=SUM([.B6:.AE6])" office:value-type="float" office:value="11.5" calcext:value-type="float">
            <text:p>11.5</text:p>
          </table:table-cell>
          <table:covered-table-cell table:number-columns-repeated="3" table:style-name="ce15"/>
          <table:table-cell table:style-name="ce15" table:formula="of:=([.AG3]*[.AF6])" office:value-type="float" office:value="385.782407407407" calcext:value-type="float">
            <text:p>385.782407407407</text:p>
          </table:table-cell>
          <table:table-cell table:style-name="ce15" table:formula="of:=SUM([.AI3];[.AJ6])" office:value-type="float" office:value="716.699074074074" calcext:value-type="float">
            <text:p>716.699074074074</text:p>
          </table:table-cell>
          <table:table-cell table:style-name="ce15" table:formula="of:=[.AF34]-[.AK6]" office:value-type="float" office:value="1419.30092592593" calcext:value-type="float">
            <text:p>1419.30092592593</text:p>
          </table:table-cell>
          <table:table-cell table:style-name="ce2" office:value-type="string" calcext:value-type="string">
            <text:p>Utsh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formula="of:=SUM([.B7:.AE7])" office:value-type="float" office:value="14.5" calcext:value-type="float">
            <text:p>14.5</text:p>
          </table:table-cell>
          <table:covered-table-cell table:number-columns-repeated="3" table:style-name="ce15"/>
          <table:table-cell table:style-name="ce15" table:formula="of:=([.AG3]*[.AF7])" office:value-type="float" office:value="486.421296296296" calcext:value-type="float">
            <text:p>486.421296296296</text:p>
          </table:table-cell>
          <table:table-cell table:style-name="ce15" table:formula="of:=SUM([.AI3];[.AJ7])" office:value-type="float" office:value="817.337962962963" calcext:value-type="float">
            <text:p>817.337962962963</text:p>
          </table:table-cell>
          <table:table-cell table:style-name="ce15" table:formula="of:=[.AF35]-[.AK7]" office:value-type="float" office:value="175.662037037037" calcext:value-type="float">
            <text:p>175.662037037037</text:p>
          </table:table-cell>
          <table:table-cell table:style-name="ce2" office:value-type="string" calcext:value-type="string">
            <text:p>Shamim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formula="of:=SUM([.B8:.AE8])" office:value-type="float" office:value="16.5" calcext:value-type="float">
            <text:p>16.5</text:p>
          </table:table-cell>
          <table:covered-table-cell table:number-columns-repeated="3" table:style-name="ce15"/>
          <table:table-cell table:style-name="ce15" table:formula="of:=([.AG3]*[.AF8])" office:value-type="float" office:value="553.513888888889" calcext:value-type="float">
            <text:p>553.513888888889</text:p>
          </table:table-cell>
          <table:table-cell table:style-name="ce15" table:formula="of:=SUM([.AI3];[.AJ8])" office:value-type="float" office:value="884.430555555556" calcext:value-type="float">
            <text:p>884.430555555556</text:p>
          </table:table-cell>
          <table:table-cell table:style-name="ce15" table:formula="of:=[.AF36]-[.AK8]" office:value-type="float" office:value="225.569444444444" calcext:value-type="float">
            <text:p>225.569444444444</text:p>
          </table:table-cell>
          <table:table-cell table:style-name="ce2" office:value-type="string" calcext:value-type="string">
            <text:p>Minha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9:.AE9])" office:value-type="float" office:value="21.5" calcext:value-type="float">
            <text:p>21.5</text:p>
          </table:table-cell>
          <table:covered-table-cell table:number-columns-repeated="3" table:style-name="ce15"/>
          <table:table-cell table:style-name="ce15" table:formula="of:=([.AG3]*[.AF9])" office:value-type="float" office:value="721.24537037037" calcext:value-type="float">
            <text:p>721.24537037037</text:p>
          </table:table-cell>
          <table:table-cell table:style-name="ce15" table:formula="of:=SUM([.AI3];[.AJ9])" office:value-type="float" office:value="1052.16203703704" calcext:value-type="float">
            <text:p>1052.16203703704</text:p>
          </table:table-cell>
          <table:table-cell table:style-name="ce15" table:formula="of:=[.AF37]-[.AK9]" office:value-type="float" office:value="-2.16203703703741" calcext:value-type="float">
            <text:p>-2.16203703703741</text:p>
          </table:table-cell>
          <table:table-cell table:style-name="ce2" office:value-type="string" calcext:value-type="string">
            <text:p>Taher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10:.AE10])" office:value-type="float" office:value="21.5" calcext:value-type="float">
            <text:p>21.5</text:p>
          </table:table-cell>
          <table:covered-table-cell table:number-columns-repeated="3" table:style-name="ce15"/>
          <table:table-cell table:style-name="ce15" table:formula="of:=([.AG3]*[.AF10])" office:value-type="float" office:value="721.24537037037" calcext:value-type="float">
            <text:p>721.24537037037</text:p>
          </table:table-cell>
          <table:table-cell table:style-name="ce15" table:formula="of:=SUM([.AI3];[.AJ10])" office:value-type="float" office:value="1052.16203703704" calcext:value-type="float">
            <text:p>1052.16203703704</text:p>
          </table:table-cell>
          <table:table-cell table:style-name="ce15" table:formula="of:=[.AF38]-[.AK10]" office:value-type="float" office:value="1191.83796296296" calcext:value-type="float">
            <text:p>1191.83796296296</text:p>
          </table:table-cell>
          <table:table-cell table:style-name="ce2" office:value-type="string" calcext:value-type="string">
            <text:p>Iqba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formula="of:=SUM([.B11:.AE11])" office:value-type="float" office:value="26" calcext:value-type="float">
            <text:p>26</text:p>
          </table:table-cell>
          <table:covered-table-cell table:number-columns-repeated="3" table:style-name="ce15"/>
          <table:table-cell table:style-name="ce15" table:formula="of:=([.AG3]*[.AF11])" office:value-type="float" office:value="872.203703703704" calcext:value-type="float">
            <text:p>872.203703703704</text:p>
          </table:table-cell>
          <table:table-cell table:style-name="ce15" table:formula="of:=SUM([.AI3];[.AJ11])" office:value-type="float" office:value="1203.12037037037" calcext:value-type="float">
            <text:p>1203.12037037037</text:p>
          </table:table-cell>
          <table:table-cell table:style-name="ce15" table:formula="of:=[.AF39]-[.AK11]" office:value-type="float" office:value="-153.120370370371" calcext:value-type="float">
            <text:p>-153.120370370371</text:p>
          </table:table-cell>
          <table:table-cell table:style-name="ce2" office:value-type="string" calcext:value-type="string">
            <text:p>Hanjal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  <table:table-cell table:formula="of:=SUM([.B12:.AE12])" office:value-type="float" office:value="8" calcext:value-type="float">
            <text:p>8</text:p>
          </table:table-cell>
          <table:covered-table-cell table:number-columns-repeated="3" table:style-name="ce15"/>
          <table:table-cell table:style-name="ce15" table:formula="of:=([.AG3]*[.AF12])" office:value-type="float" office:value="268.37037037037" calcext:value-type="float">
            <text:p>268.37037037037</text:p>
          </table:table-cell>
          <table:table-cell table:style-name="ce15" table:formula="of:=SUM([.AI3];[.AJ12])" office:value-type="float" office:value="599.287037037037" calcext:value-type="float">
            <text:p>599.287037037037</text:p>
          </table:table-cell>
          <table:table-cell table:style-name="ce15" table:formula="of:=[.AF40]-[.AK12]" office:value-type="float" office:value="-163.287037037037" calcext:value-type="float">
            <text:p>-163.287037037037</text:p>
          </table:table-cell>
          <table:table-cell table:style-name="ce2" office:value-type="string" calcext:value-type="string">
            <text:p>Rahat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13:.AE13])" office:value-type="float" office:value="21.5" calcext:value-type="float">
            <text:p>21.5</text:p>
          </table:table-cell>
          <table:covered-table-cell table:number-columns-repeated="3" table:style-name="ce15"/>
          <table:table-cell table:style-name="ce15" table:formula="of:=([.AG3]*[.AF13])" office:value-type="float" office:value="721.24537037037" calcext:value-type="float">
            <text:p>721.24537037037</text:p>
          </table:table-cell>
          <table:table-cell table:style-name="ce15" table:formula="of:=SUM([.AI3];[.AJ13])" office:value-type="float" office:value="1052.16203703704" calcext:value-type="float">
            <text:p>1052.16203703704</text:p>
          </table:table-cell>
          <table:table-cell table:style-name="ce15" table:formula="of:=[.AF41]-[.AK13]" office:value-type="float" office:value="-98.1620370370374" calcext:value-type="float">
            <text:p>-98.1620370370374</text:p>
          </table:table-cell>
          <table:table-cell table:style-name="ce2" office:value-type="string" calcext:value-type="string">
            <text:p>Rakib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14:.AE14])" office:value-type="float" office:value="20" calcext:value-type="float">
            <text:p>20</text:p>
          </table:table-cell>
          <table:covered-table-cell table:number-columns-repeated="3" table:style-name="ce15"/>
          <table:table-cell table:style-name="ce15" table:formula="of:=([.AG3]*[.AF14])" office:value-type="float" office:value="670.925925925926" calcext:value-type="float">
            <text:p>670.925925925926</text:p>
          </table:table-cell>
          <table:table-cell table:style-name="ce15" table:formula="of:=SUM([.AI3];[.AJ14])" office:value-type="float" office:value="1001.84259259259" calcext:value-type="float">
            <text:p>1001.84259259259</text:p>
          </table:table-cell>
          <table:table-cell table:style-name="ce15" table:formula="of:=[.AF42]-[.AK14]" office:value-type="float" office:value="404.157407407407" calcext:value-type="float">
            <text:p>404.157407407407</text:p>
          </table:table-cell>
          <table:table-cell table:style-name="ce2" office:value-type="string" calcext:value-type="string">
            <text:p>Mahfu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15"/>
          <table:table-cell table:formula="of:=SUM([.B15:.AE15])" office:value-type="float" office:value="19.5" calcext:value-type="float">
            <text:p>19.5</text:p>
          </table:table-cell>
          <table:covered-table-cell table:number-columns-repeated="3" table:style-name="ce15"/>
          <table:table-cell table:style-name="ce15" table:formula="of:=([.AG3]*[.AF15])" office:value-type="float" office:value="654.152777777778" calcext:value-type="float">
            <text:p>654.152777777778</text:p>
          </table:table-cell>
          <table:table-cell table:style-name="ce15" table:formula="of:=SUM([.AI3];[.AJ15])" office:value-type="float" office:value="985.069444444445" calcext:value-type="float">
            <text:p>985.069444444445</text:p>
          </table:table-cell>
          <table:table-cell table:style-name="ce15" table:formula="of:=[.AF43]-[.AK15]" office:value-type="float" office:value="-44.0694444444448" calcext:value-type="float">
            <text:p>-44.0694444444448</text:p>
          </table:table-cell>
          <table:table-cell table:style-name="ce2" office:value-type="string" calcext:value-type="string">
            <text:p>Saki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uvo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formula="of:=SUM([.B16:.AE16])" office:value-type="float" office:value="2" calcext:value-type="float">
            <text:p>2</text:p>
          </table:table-cell>
          <table:covered-table-cell table:number-columns-repeated="3" table:style-name="ce15"/>
          <table:table-cell table:style-name="ce15" table:formula="of:=([.AG3]*[.AF16])" office:value-type="float" office:value="67.0925925925926" calcext:value-type="float">
            <text:p>67.0925925925926</text:p>
          </table:table-cell>
          <table:table-cell table:style-name="ce15"/>
          <table:table-cell table:style-name="ce15" table:formula="of:=-[.AJ16]" office:value-type="float" office:value="-67.0925925925926" calcext:value-type="float">
            <text:p>-67.0925925925926</text:p>
          </table:table-cell>
          <table:table-cell table:style-name="ce2" office:value-type="string" calcext:value-type="string">
            <text:p>shuv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6])" office:value-type="float" office:value="216" calcext:value-type="float">
            <text:p>216</text:p>
          </table:table-cell>
          <table:covered-table-cell table:number-columns-repeated="3" table:style-name="ce15"/>
          <table:table-cell table:style-name="ce15" table:number-columns-repeated="2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formula="of:=SUM([.B4];[.B5];[.B6];[.B7];[.B8];[.B9];[.B10];[.B11];[.B12];[.B13];[.B14];[.B15])" office:value-type="float" office:value="0" calcext:value-type="float">
            <text:p>0</text:p>
          </table:table-cell>
          <table:table-cell table:formula="of:=SUM([.C4];[.C5];[.C6];[.C7];[.C8];[.C9];[.C10];[.C11];[.C12];[.C13];[.C14];[.C15])" office:value-type="float" office:value="0" calcext:value-type="float">
            <text:p>0</text:p>
          </table:table-cell>
          <table:table-cell table:formula="of:=SUM([.D4];[.D5];[.D6];[.D7];[.D8];[.D9];[.D10];[.D11];[.D12];[.D13];[.D14];[.D15])" office:value-type="float" office:value="0" calcext:value-type="float">
            <text:p>0</text:p>
          </table:table-cell>
          <table:table-cell table:formula="of:=SUM([.E4];[.E5];[.E6];[.E7];[.E8];[.E9];[.E10];[.E11];[.E12];[.E13];[.E14];[.E15])" office:value-type="float" office:value="25" calcext:value-type="float">
            <text:p>25</text:p>
          </table:table-cell>
          <table:table-cell table:formula="of:=SUM([.F4];[.F5];[.F6];[.F7];[.F8];[.F9];[.F10];[.F11];[.F12];[.F13];[.F14];[.F15])" office:value-type="float" office:value="23" calcext:value-type="float">
            <text:p>23</text:p>
          </table:table-cell>
          <table:table-cell table:formula="of:=SUM([.G4];[.G5];[.G6];[.G7];[.G8];[.G9];[.G10];[.G11];[.G12];[.G13];[.G14];[.G15])" office:value-type="float" office:value="23" calcext:value-type="float">
            <text:p>23</text:p>
          </table:table-cell>
          <table:table-cell table:formula="of:=SUM([.H4];[.H5];[.H6];[.H7];[.H8];[.H9];[.H10];[.H11];[.H12];[.H13];[.H14];[.H15])" office:value-type="float" office:value="0" calcext:value-type="float">
            <text:p>0</text:p>
          </table:table-cell>
          <table:table-cell table:formula="of:=SUM([.I4];[.I5];[.I6];[.I7];[.I8];[.I9];[.I10];[.I11];[.I12];[.I13];[.I14];[.I15])" office:value-type="float" office:value="0" calcext:value-type="float">
            <text:p>0</text:p>
          </table:table-cell>
          <table:table-cell table:formula="of:=SUM([.J4];[.J5];[.J6];[.J7];[.J8];[.J9];[.J10];[.J11];[.J12];[.J13];[.J14];[.J15])" office:value-type="float" office:value="27" calcext:value-type="float">
            <text:p>27</text:p>
          </table:table-cell>
          <table:table-cell table:formula="of:=SUM([.K4];[.K5];[.K6];[.K7];[.K8];[.K9];[.K10];[.K11];[.K12];[.K13];[.K14];[.K15])" office:value-type="float" office:value="20.5" calcext:value-type="float">
            <text:p>20.5</text:p>
          </table:table-cell>
          <table:table-cell table:formula="of:=SUM([.L4];[.L5];[.L6];[.L7];[.L8];[.L9];[.L10];[.L11];[.L12];[.L13];[.L14];[.L15])" office:value-type="float" office:value="22" calcext:value-type="float">
            <text:p>22</text:p>
          </table:table-cell>
          <table:table-cell table:formula="of:=SUM([.M4];[.M5];[.M6];[.M7];[.M8];[.M9];[.M10];[.M11];[.M12];[.M13];[.M14];[.M15])" office:value-type="float" office:value="24" calcext:value-type="float">
            <text:p>24</text:p>
          </table:table-cell>
          <table:table-cell table:formula="of:=SUM([.N4];[.N5];[.N6];[.N7];[.N8];[.N9];[.N10];[.N11];[.N12];[.N13];[.N14];[.N15])" office:value-type="float" office:value="17.5" calcext:value-type="float">
            <text:p>17.5</text:p>
          </table:table-cell>
          <table:table-cell table:formula="of:=SUM([.O4];[.O5];[.O6];[.O7];[.O8];[.O9];[.O10];[.O11];[.O12];[.O13];[.O14];[.O15])" office:value-type="float" office:value="3" calcext:value-type="float">
            <text:p>3</text:p>
          </table:table-cell>
          <table:table-cell table:formula="of:=SUM([.P4];[.P5];[.P6];[.P7];[.P8];[.P9];[.P10];[.P11];[.P12];[.P13];[.P14];[.P15])" office:value-type="float" office:value="29" calcext:value-type="float">
            <text:p>29</text:p>
          </table:table-cell>
          <table:table-cell table:formula="of:=SUM([.Q4];[.Q5];[.Q6];[.Q7];[.Q8];[.Q9];[.Q10];[.Q11];[.Q12];[.Q13];[.Q14];[.Q15])" office:value-type="float" office:value="0" calcext:value-type="float">
            <text:p>0</text:p>
          </table:table-cell>
          <table:table-cell table:formula="of:=SUM([.R4];[.R5];[.R6];[.R7];[.R8];[.R9];[.R10];[.R11];[.R12];[.R13];[.R14];[.R15])" office:value-type="float" office:value="0" calcext:value-type="float">
            <text:p>0</text:p>
          </table:table-cell>
          <table:table-cell table:formula="of:=SUM([.S4];[.S5];[.S6];[.S7];[.S8];[.S9];[.S10];[.S11];[.S12];[.S13];[.S14];[.S15])" office:value-type="float" office:value="0" calcext:value-type="float">
            <text:p>0</text:p>
          </table:table-cell>
          <table:table-cell table:formula="of:=SUM([.T4];[.T5];[.T6];[.T7];[.T8];[.T9];[.T10];[.T11];[.T12];[.T13];[.T14];[.T15])" office:value-type="float" office:value="0" calcext:value-type="float">
            <text:p>0</text:p>
          </table:table-cell>
          <table:table-cell table:formula="of:=SUM([.U4];[.U5];[.U6];[.U7];[.U8];[.U9];[.U10];[.U11];[.U12];[.U13];[.U14];[.U15])" office:value-type="float" office:value="0" calcext:value-type="float">
            <text:p>0</text:p>
          </table:table-cell>
          <table:table-cell table:formula="of:=SUM([.V4];[.V5];[.V6];[.V7];[.V8];[.V9];[.V10];[.V11];[.V12];[.V13];[.V14];[.V15])" office:value-type="float" office:value="0" calcext:value-type="float">
            <text:p>0</text:p>
          </table:table-cell>
          <table:table-cell table:formula="of:=SUM([.W4];[.W5];[.W6];[.W7];[.W8];[.W9];[.W10];[.W11];[.W12];[.W13];[.W14];[.W15])" office:value-type="float" office:value="0" calcext:value-type="float">
            <text:p>0</text:p>
          </table:table-cell>
          <table:table-cell table:formula="of:=SUM([.X4];[.X5];[.X6];[.X7];[.X8];[.X9];[.X10];[.X11];[.X12];[.X13];[.X14];[.X15])" office:value-type="float" office:value="0" calcext:value-type="float">
            <text:p>0</text:p>
          </table:table-cell>
          <table:table-cell table:formula="of:=SUM([.Y4];[.Y5];[.Y6];[.Y7];[.Y8];[.Y9];[.Y10];[.Y11];[.Y12];[.Y13];[.Y14];[.Y15])" office:value-type="float" office:value="0" calcext:value-type="float">
            <text:p>0</text:p>
          </table:table-cell>
          <table:table-cell table:formula="of:=SUM([.Z4];[.Z5];[.Z6];[.Z7];[.Z8];[.Z9];[.Z10];[.Z11];[.Z12];[.Z13];[.Z14];[.Z15])" office:value-type="float" office:value="0" calcext:value-type="float">
            <text:p>0</text:p>
          </table:table-cell>
          <table:table-cell table:formula="of:=SUM([.AA4];[.AA5];[.AA6];[.AA7];[.AA8];[.AA9];[.AA10];[.AA11];[.AA12];[.AA13];[.AA14];[.AA15])" office:value-type="float" office:value="0" calcext:value-type="float">
            <text:p>0</text:p>
          </table:table-cell>
          <table:table-cell table:formula="of:=SUM([.AB4];[.AB5];[.AB6];[.AB7];[.AB8];[.AB9];[.AB10];[.AB11];[.AB12];[.AB13];[.AB14];[.AB15])" office:value-type="float" office:value="0" calcext:value-type="float">
            <text:p>0</text:p>
          </table:table-cell>
          <table:table-cell table:formula="of:=SUM([.AC4];[.AC5];[.AC6];[.AC7];[.AC8];[.AC9];[.AC10];[.AC11];[.AC12];[.AC13];[.AC14];[.AC15])" office:value-type="float" office:value="0" calcext:value-type="float">
            <text:p>0</text:p>
          </table:table-cell>
          <table:table-cell table:formula="of:=SUM([.AD4];[.AD5];[.AD6];[.AD7];[.AD8];[.AD9];[.AD10];[.AD11];[.AD12];[.AD13];[.AD14];[.AD15])" office:value-type="float" office:value="0" calcext:value-type="float">
            <text:p>0</text:p>
          </table:table-cell>
          <table:table-cell table:formula="of:=SUM([.AE4];[.AE5];[.AE6];[.AE7];[.AE8];[.AE9];[.AE10];[.AE11];[.AE12];[.AE13];[.AE14];[.AE15])" office:value-type="float" office:value="0" calcext:value-type="float">
            <text:p>0</text:p>
          </table:table-cell>
          <table:table-cell/>
          <table:table-cell table:style-name="ce15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number-columns-repeated="31"/>
          <table:table-cell table:style-name="ce15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 table:number-columns-spanned="32" table:number-rows-spanned="2"/>
          <table:covered-table-cell table:number-columns-repeated="31"/>
          <table:table-cell table:style-name="ce8" table:number-columns-repeated="2"/>
          <table:table-cell table:style-name="ce15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covered-table-cell table:number-columns-repeated="32"/>
          <table:table-cell table:style-name="ce8" table:number-columns-repeated="2"/>
          <table:table-cell table:style-name="ce15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"/>
          <table:table-cell office:value-type="string" calcext:value-type="string">
            <text:p>sh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he</text:p>
          </table:table-cell>
          <table:table-cell table:number-columns-repeated="16"/>
          <table:table-cell table:style-name="ce7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5"/>
          <table:table-cell table:style-name="ce7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5"/>
          <table:table-cell table:style-name="ce7" table:number-columns-spanned="4" table:number-rows-spanned="1"/>
          <table:covered-table-cell table:number-columns-repeated="3" table:style-name="ce15"/>
          <table:table-cell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15" calcext:value-type="float">
            <text:p>1315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773" calcext:value-type="float">
            <text:p>773</text:p>
          </table:table-cell>
          <table:table-cell office:value-type="float" office:value="610" calcext:value-type="float">
            <text:p>610</text:p>
          </table:table-cell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office:value-type="float" office:value="195" calcext:value-type="float">
            <text:p>195</text:p>
          </table:table-cell>
          <table:table-cell office:value-type="float" office:value="534" calcext:value-type="float">
            <text:p>534</text:p>
          </table:table-cell>
          <table:table-cell table:number-columns-repeated="15"/>
          <table:table-cell table:formula="of:=SUM([.B23:.AE23])" office:value-type="float" office:value="7246" calcext:value-type="float">
            <text:p>7246</text:p>
          </table:table-cell>
          <table:table-cell table:style-name="ce7" table:formula="of:=SUM([.AF24];[.AF25];[.AF23];[.AF26])" office:value-type="float" office:value="11217" calcext:value-type="float" table:number-columns-spanned="4" table:number-rows-spanned="4">
            <text:p>11217</text:p>
          </table:table-cell>
          <table:covered-table-cell table:number-columns-repeated="3" table:style-name="ce15"/>
          <table:table-cell table:style-name="ce7" table:formula="of:=SUM([.AF44])" office:value-type="float" office:value="15217" calcext:value-type="float" table:number-columns-spanned="4" table:number-rows-spanned="4">
            <text:p>15217</text:p>
          </table:table-cell>
          <table:covered-table-cell table:number-columns-repeated="3" table:style-name="ce15"/>
          <table:table-cell table:style-name="ce7" table:formula="of:=([.AK23]-[.AG23])" office:value-type="float" office:value="4000" calcext:value-type="float" table:number-columns-spanned="4" table:number-rows-spanned="4">
            <text:p>4000</text:p>
          </table:table-cell>
          <table:covered-table-cell table:number-columns-repeated="3" table:style-name="ce15"/>
          <table:table-cell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4:.AE24])" office:value-type="float" office:value="1000" calcext:value-type="float">
            <text:p>1000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20" calcext:value-type="float">
            <text:p>1220</text:p>
          </table:table-cell>
          <table:table-cell office:value-type="float" office:value="85" calcext:value-type="float">
            <text:p>85</text:p>
          </table:table-cell>
          <table:table-cell table:number-columns-repeated="15"/>
          <table:table-cell table:formula="of:=SUM([.B25:.AE25])" office:value-type="float" office:value="1345" calcext:value-type="float">
            <text:p>1345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7" office:value-type="float" office:value="1626" calcext:value-type="float" table:number-columns-spanned="30" table:number-rows-spanned="1">
            <text:p>1626</text:p>
          </table:table-cell>
          <table:covered-table-cell table:number-columns-repeated="29"/>
          <table:table-cell table:formula="of:=SUM([.B26])" office:value-type="float" office:value="1626" calcext:value-type="float">
            <text:p>1626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/>
          <table:table-cell table:style-name="ce7"/>
          <table:table-cell table:number-columns-repeated="29"/>
          <table:table-cell table:formula="of:=SUM([.AF24];[.AF25];[.AF26])" office:value-type="float" office:value="3971" calcext:value-type="float">
            <text:p>3971</text:p>
          </table:table-cell>
          <table:table-cell table:style-name="ce15" table:number-columns-repeated="12"/>
          <table:table-cell table:number-columns-repeated="20"/>
        </table:table-row>
        <table:table-row table:style-name="ro1">
          <table:table-cell table:style-name="ce13" office:value-type="string" calcext:value-type="string" table:number-columns-spanned="32" table:number-rows-spanned="2">
            <text:p>Taka</text:p>
          </table:table-cell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covered-table-cell table:style-name="Default"/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Basha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table:number-columns-repeated="32"/>
          <table:table-cell table:style-name="ce7" table:number-columns-spanned="2" table:number-rows-spanned="1"/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number-columns-repeated="16"/>
          <table:table-cell table:formula="of:=SUM([.B32:.AE32])" office:value-type="float" office:value="1862" calcext:value-type="float">
            <text:p>1862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formula="of:=SUM([.B33:.AE33])" office:value-type="float" office:value="1035" calcext:value-type="float">
            <text:p>1035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4"/>
          <table:table-cell table:formula="of:=SUM([.B34:.AE34])" office:value-type="float" office:value="2136" calcext:value-type="float">
            <text:p>2136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6"/>
          <table:table-cell table:formula="of:=SUM([.B35:.AE35])" office:value-type="float" office:value="993" calcext:value-type="float">
            <text:p>993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23"/>
          <table:table-cell table:formula="of:=SUM([.B36:.AE36])" office:value-type="float" office:value="1110" calcext:value-type="float">
            <text:p>1110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6"/>
          <table:table-cell table:formula="of:=SUM([.B37:.AE37])" office:value-type="float" office:value="1050" calcext:value-type="float">
            <text:p>105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number-columns-repeated="21"/>
          <table:table-cell table:formula="of:=SUM([.B38:.AE38])" office:value-type="float" office:value="2244" calcext:value-type="float">
            <text:p>224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4"/>
          <table:table-cell table:formula="of:=SUM([.B39:.AE39])" office:value-type="float" office:value="1050" calcext:value-type="float">
            <text:p>105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40:.AE40])" office:value-type="float" office:value="436" calcext:value-type="float">
            <text:p>43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table:number-columns-repeated="21"/>
          <table:table-cell table:formula="of:=SUM([.B41:.AE41])" office:value-type="float" office:value="954" calcext:value-type="float">
            <text:p>95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13"/>
          <table:table-cell office:value-type="float" office:value="906" calcext:value-type="float">
            <text:p>906</text:p>
          </table:table-cell>
          <table:table-cell office:value-type="float" office:value="500" calcext:value-type="float">
            <text:p>500</text:p>
          </table:table-cell>
          <table:table-cell table:number-columns-repeated="15"/>
          <table:table-cell table:formula="of:=SUM([.B42:.AE42])" office:value-type="float" office:value="1406" calcext:value-type="float">
            <text:p>140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0"/>
          <table:table-cell table:formula="of:=SUM([.B43:.AE43])" office:value-type="float" office:value="941" calcext:value-type="float">
            <text:p>941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32:.AF43])" office:value-type="float" office:value="15217" calcext:value-type="float">
            <text:p>15217</text:p>
          </table:table-cell>
          <table:table-cell table:style-name="ce11" table:formula="of:=SUM([.AG31];[.AG32];[.AG33];[.AG34];[.AG35];[.AG36];[.AG37];[.AG38];[.AG39];[.AG40];[.AG41];[.AG42];[.AG43])" office:value-type="float" office:value="12000" calcext:value-type="float" table:number-columns-spanned="2" table:number-rows-spanned="1">
            <text:p>1200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14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covered-table-cell table:number-columns-repeated="32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number-columns-repeated="44"/>
          <table:table-cell table:style-name="Default"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51:.AE5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53:.AE53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5:.AE55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7:.AE57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8:.AE58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number-columns-repeated="16"/>
          <table:table-cell table:formula="of:=SUM([.B59:.AE59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60:.AE6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9:.AF6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Gatti</text:p>
          </table:table-cell>
          <table:covered-table-cell table:number-columns-repeated="30" table:style-name="ce12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7:26:25.104765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15T17:26:35.049914094</dc:date>
    <meta:editing-duration>PT3H11M28S</meta:editing-duration>
    <meta:editing-cycles>54</meta:editing-cycles>
    <meta:generator>LibreOffice/6.3.0.4$Linux_X86_64 LibreOffice_project/30$Build-4</meta:generator>
    <meta:document-statistic meta:table-count="1" meta:cell-count="538" meta:object-count="0"/>
  </office:meta>
</office:document-meta>
</file>